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83.7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8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wardPerEpisode</text:p>
          </table:table-cell>
          <table:table-cell table:number-columns-repeated="9" table:style-name="ce1" office:value-type="string" calcext:value-type="string">
            <text:p>RewardPerEpisode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Std Dev</text:p>
          </table:table-cell>
          <table:table-cell table:style-name="ce1"/>
          <table:table-cell table:style-name="ce1" office:value-type="string" calcext:value-type="string">
            <text:p>Avg – StdDev</text:p>
          </table:table-cell>
          <table:table-cell table:style-name="ce1"/>
          <table:table-cell table:style-name="ce1" office:value-type="string" calcext:value-type="string">
            <text:p>Avg + StdDev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AVERAGE([.A2:.J2])" office:value-type="float" office:value="107.8" calcext:value-type="float">
            <text:p>107.8</text:p>
          </table:table-cell>
          <table:table-cell table:formula="of:=STDEV([.A2:.J2])" office:value-type="float" office:value="12.6033505245409" calcext:value-type="float">
            <text:p>12.6033505245</text:p>
          </table:table-cell>
          <table:table-cell/>
          <table:table-cell table:formula="of:=[.L2]-[.M2]" office:value-type="float" office:value="95.1966494754591" calcext:value-type="float">
            <text:p>95.1966494755</text:p>
          </table:table-cell>
          <table:table-cell/>
          <table:table-cell table:formula="of:=[.L2]+[.M2]" office:value-type="float" office:value="120.403350524541" calcext:value-type="float">
            <text:p>120.40335052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AVERAGE([.A3:.J3])" office:value-type="float" office:value="110.1" calcext:value-type="float">
            <text:p>110.1</text:p>
          </table:table-cell>
          <table:table-cell table:formula="of:=STDEV([.A3:.J3])" office:value-type="float" office:value="12.5295206966942" calcext:value-type="float">
            <text:p>12.5295206967</text:p>
          </table:table-cell>
          <table:table-cell/>
          <table:table-cell table:formula="of:=[.L3]-[.M3]" office:value-type="float" office:value="97.5704793033058" calcext:value-type="float">
            <text:p>97.5704793033</text:p>
          </table:table-cell>
          <table:table-cell/>
          <table:table-cell table:formula="of:=[.L3]+[.M3]" office:value-type="float" office:value="122.629520696694" calcext:value-type="float">
            <text:p>122.62952069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AVERAGE([.A4:.J4])" office:value-type="float" office:value="101" calcext:value-type="float">
            <text:p>101</text:p>
          </table:table-cell>
          <table:table-cell table:formula="of:=STDEV([.A4:.J4])" office:value-type="float" office:value="28.8675134594813" calcext:value-type="float">
            <text:p>28.8675134595</text:p>
          </table:table-cell>
          <table:table-cell/>
          <table:table-cell table:formula="of:=[.L4]-[.M4]" office:value-type="float" office:value="72.1324865405187" calcext:value-type="float">
            <text:p>72.1324865405</text:p>
          </table:table-cell>
          <table:table-cell/>
          <table:table-cell table:formula="of:=[.L4]+[.M4]" office:value-type="float" office:value="129.867513459481" calcext:value-type="float">
            <text:p>129.86751345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AVERAGE([.A5:.J5])" office:value-type="float" office:value="113.3" calcext:value-type="float">
            <text:p>113.3</text:p>
          </table:table-cell>
          <table:table-cell table:formula="of:=STDEV([.A5:.J5])" office:value-type="float" office:value="14.1817566691233" calcext:value-type="float">
            <text:p>14.1817566691</text:p>
          </table:table-cell>
          <table:table-cell/>
          <table:table-cell table:formula="of:=[.L5]-[.M5]" office:value-type="float" office:value="99.1182433308767" calcext:value-type="float">
            <text:p>99.1182433309</text:p>
          </table:table-cell>
          <table:table-cell/>
          <table:table-cell table:formula="of:=[.L5]+[.M5]" office:value-type="float" office:value="127.481756669123" calcext:value-type="float">
            <text:p>127.48175666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156" calcext:value-type="float">
            <text:p>15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AVERAGE([.A6:.J6])" office:value-type="float" office:value="113.3" calcext:value-type="float">
            <text:p>113.3</text:p>
          </table:table-cell>
          <table:table-cell table:formula="of:=STDEV([.A6:.J6])" office:value-type="float" office:value="18.6013739038575" calcext:value-type="float">
            <text:p>18.6013739039</text:p>
          </table:table-cell>
          <table:table-cell/>
          <table:table-cell table:formula="of:=[.L6]-[.M6]" office:value-type="float" office:value="94.6986260961425" calcext:value-type="float">
            <text:p>94.6986260961</text:p>
          </table:table-cell>
          <table:table-cell/>
          <table:table-cell table:formula="of:=[.L6]+[.M6]" office:value-type="float" office:value="131.901373903858" calcext:value-type="float">
            <text:p>131.90137390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AVERAGE([.A7:.J7])" office:value-type="float" office:value="110.3" calcext:value-type="float">
            <text:p>110.3</text:p>
          </table:table-cell>
          <table:table-cell table:formula="of:=STDEV([.A7:.J7])" office:value-type="float" office:value="14.1895892979481" calcext:value-type="float">
            <text:p>14.1895892979</text:p>
          </table:table-cell>
          <table:table-cell/>
          <table:table-cell table:formula="of:=[.L7]-[.M7]" office:value-type="float" office:value="96.1104107020519" calcext:value-type="float">
            <text:p>96.1104107021</text:p>
          </table:table-cell>
          <table:table-cell/>
          <table:table-cell table:formula="of:=[.L7]+[.M7]" office:value-type="float" office:value="124.489589297948" calcext:value-type="float">
            <text:p>124.489589297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AVERAGE([.A8:.J8])" office:value-type="float" office:value="117.4" calcext:value-type="float">
            <text:p>117.4</text:p>
          </table:table-cell>
          <table:table-cell table:formula="of:=STDEV([.A8:.J8])" office:value-type="float" office:value="17.2382004732384" calcext:value-type="float">
            <text:p>17.2382004732</text:p>
          </table:table-cell>
          <table:table-cell/>
          <table:table-cell table:formula="of:=[.L8]-[.M8]" office:value-type="float" office:value="100.161799526762" calcext:value-type="float">
            <text:p>100.1617995268</text:p>
          </table:table-cell>
          <table:table-cell/>
          <table:table-cell table:formula="of:=[.L8]+[.M8]" office:value-type="float" office:value="134.638200473238" calcext:value-type="float">
            <text:p>134.63820047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91" calcext:value-type="float">
            <text:p>91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A9:.J9])" office:value-type="float" office:value="110.7" calcext:value-type="float">
            <text:p>110.7</text:p>
          </table:table-cell>
          <table:table-cell table:formula="of:=STDEV([.A9:.J9])" office:value-type="float" office:value="21.4115752702961" calcext:value-type="float">
            <text:p>21.4115752703</text:p>
          </table:table-cell>
          <table:table-cell/>
          <table:table-cell table:formula="of:=[.L9]-[.M9]" office:value-type="float" office:value="89.2884247297039" calcext:value-type="float">
            <text:p>89.2884247297</text:p>
          </table:table-cell>
          <table:table-cell/>
          <table:table-cell table:formula="of:=[.L9]+[.M9]" office:value-type="float" office:value="132.111575270296" calcext:value-type="float">
            <text:p>132.11157527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AVERAGE([.A10:.J10])" office:value-type="float" office:value="122.9" calcext:value-type="float">
            <text:p>122.9</text:p>
          </table:table-cell>
          <table:table-cell table:formula="of:=STDEV([.A10:.J10])" office:value-type="float" office:value="22.8105725974212" calcext:value-type="float">
            <text:p>22.8105725974</text:p>
          </table:table-cell>
          <table:table-cell/>
          <table:table-cell table:formula="of:=[.L10]-[.M10]" office:value-type="float" office:value="100.089427402579" calcext:value-type="float">
            <text:p>100.0894274026</text:p>
          </table:table-cell>
          <table:table-cell/>
          <table:table-cell table:formula="of:=[.L10]+[.M10]" office:value-type="float" office:value="145.710572597421" calcext:value-type="float">
            <text:p>145.71057259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AVERAGE([.A11:.J11])" office:value-type="float" office:value="119" calcext:value-type="float">
            <text:p>119</text:p>
          </table:table-cell>
          <table:table-cell table:formula="of:=STDEV([.A11:.J11])" office:value-type="float" office:value="21.7562251627743" calcext:value-type="float">
            <text:p>21.7562251628</text:p>
          </table:table-cell>
          <table:table-cell/>
          <table:table-cell table:formula="of:=[.L11]-[.M11]" office:value-type="float" office:value="97.2437748372257" calcext:value-type="float">
            <text:p>97.2437748372</text:p>
          </table:table-cell>
          <table:table-cell/>
          <table:table-cell table:formula="of:=[.L11]+[.M11]" office:value-type="float" office:value="140.756225162774" calcext:value-type="float">
            <text:p>140.75622516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AVERAGE([.A12:.J12])" office:value-type="float" office:value="116.4" calcext:value-type="float">
            <text:p>116.4</text:p>
          </table:table-cell>
          <table:table-cell table:formula="of:=STDEV([.A12:.J12])" office:value-type="float" office:value="19.1902753150304" calcext:value-type="float">
            <text:p>19.190275315</text:p>
          </table:table-cell>
          <table:table-cell/>
          <table:table-cell table:formula="of:=[.L12]-[.M12]" office:value-type="float" office:value="97.2097246849696" calcext:value-type="float">
            <text:p>97.209724685</text:p>
          </table:table-cell>
          <table:table-cell/>
          <table:table-cell table:formula="of:=[.L12]+[.M12]" office:value-type="float" office:value="135.59027531503" calcext:value-type="float">
            <text:p>135.5902753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4" calcext:value-type="float">
            <text:p>10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  <table:table-cell office:value-type="float" office:value="148" calcext:value-type="float">
            <text:p>148</text:p>
          </table:table-cell>
          <table:table-cell office:value-type="float" office:value="36" calcext:value-type="float">
            <text:p>36</text:p>
          </table:table-cell>
          <table:table-cell/>
          <table:table-cell table:formula="of:=AVERAGE([.A13:.J13])" office:value-type="float" office:value="123.5" calcext:value-type="float">
            <text:p>123.5</text:p>
          </table:table-cell>
          <table:table-cell table:formula="of:=STDEV([.A13:.J13])" office:value-type="float" office:value="36.0840069221193" calcext:value-type="float">
            <text:p>36.0840069221</text:p>
          </table:table-cell>
          <table:table-cell/>
          <table:table-cell table:formula="of:=[.L13]-[.M13]" office:value-type="float" office:value="87.4159930778807" calcext:value-type="float">
            <text:p>87.4159930779</text:p>
          </table:table-cell>
          <table:table-cell/>
          <table:table-cell table:formula="of:=[.L13]+[.M13]" office:value-type="float" office:value="159.584006922119" calcext:value-type="float">
            <text:p>159.58400692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AVERAGE([.A14:.J14])" office:value-type="float" office:value="118.8" calcext:value-type="float">
            <text:p>118.8</text:p>
          </table:table-cell>
          <table:table-cell table:formula="of:=STDEV([.A14:.J14])" office:value-type="float" office:value="16.6786623497743" calcext:value-type="float">
            <text:p>16.6786623498</text:p>
          </table:table-cell>
          <table:table-cell/>
          <table:table-cell table:formula="of:=[.L14]-[.M14]" office:value-type="float" office:value="102.121337650226" calcext:value-type="float">
            <text:p>102.1213376502</text:p>
          </table:table-cell>
          <table:table-cell/>
          <table:table-cell table:formula="of:=[.L14]+[.M14]" office:value-type="float" office:value="135.478662349774" calcext:value-type="float">
            <text:p>135.478662349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AVERAGE([.A15:.J15])" office:value-type="float" office:value="117" calcext:value-type="float">
            <text:p>117</text:p>
          </table:table-cell>
          <table:table-cell table:formula="of:=STDEV([.A15:.J15])" office:value-type="float" office:value="17.8138522878498" calcext:value-type="float">
            <text:p>17.8138522878</text:p>
          </table:table-cell>
          <table:table-cell/>
          <table:table-cell table:formula="of:=[.L15]-[.M15]" office:value-type="float" office:value="99.1861477121502" calcext:value-type="float">
            <text:p>99.1861477122</text:p>
          </table:table-cell>
          <table:table-cell/>
          <table:table-cell table:formula="of:=[.L15]+[.M15]" office:value-type="float" office:value="134.81385228785" calcext:value-type="float">
            <text:p>134.813852287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/>
          <table:table-cell table:formula="of:=AVERAGE([.A16:.J16])" office:value-type="float" office:value="124.2" calcext:value-type="float">
            <text:p>124.2</text:p>
          </table:table-cell>
          <table:table-cell table:formula="of:=STDEV([.A16:.J16])" office:value-type="float" office:value="23.3276183477392" calcext:value-type="float">
            <text:p>23.3276183477</text:p>
          </table:table-cell>
          <table:table-cell/>
          <table:table-cell table:formula="of:=[.L16]-[.M16]" office:value-type="float" office:value="100.872381652261" calcext:value-type="float">
            <text:p>100.8723816523</text:p>
          </table:table-cell>
          <table:table-cell/>
          <table:table-cell table:formula="of:=[.L16]+[.M16]" office:value-type="float" office:value="147.527618347739" calcext:value-type="float">
            <text:p>147.52761834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AVERAGE([.A17:.J17])" office:value-type="float" office:value="112.2" calcext:value-type="float">
            <text:p>112.2</text:p>
          </table:table-cell>
          <table:table-cell table:formula="of:=STDEV([.A17:.J17])" office:value-type="float" office:value="40.1657676247932" calcext:value-type="float">
            <text:p>40.1657676248</text:p>
          </table:table-cell>
          <table:table-cell/>
          <table:table-cell table:formula="of:=[.L17]-[.M17]" office:value-type="float" office:value="72.0342323752068" calcext:value-type="float">
            <text:p>72.0342323752</text:p>
          </table:table-cell>
          <table:table-cell/>
          <table:table-cell table:formula="of:=[.L17]+[.M17]" office:value-type="float" office:value="152.365767624793" calcext:value-type="float">
            <text:p>152.36576762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18:.J18])" office:value-type="float" office:value="111.3" calcext:value-type="float">
            <text:p>111.3</text:p>
          </table:table-cell>
          <table:table-cell table:formula="of:=STDEV([.A18:.J18])" office:value-type="float" office:value="13.62228566235" calcext:value-type="float">
            <text:p>13.6222856624</text:p>
          </table:table-cell>
          <table:table-cell/>
          <table:table-cell table:formula="of:=[.L18]-[.M18]" office:value-type="float" office:value="97.67771433765" calcext:value-type="float">
            <text:p>97.6777143377</text:p>
          </table:table-cell>
          <table:table-cell/>
          <table:table-cell table:formula="of:=[.L18]+[.M18]" office:value-type="float" office:value="124.92228566235" calcext:value-type="float">
            <text:p>124.922285662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AVERAGE([.A19:.J19])" office:value-type="float" office:value="119.4" calcext:value-type="float">
            <text:p>119.4</text:p>
          </table:table-cell>
          <table:table-cell table:formula="of:=STDEV([.A19:.J19])" office:value-type="float" office:value="20.1229553826801" calcext:value-type="float">
            <text:p>20.1229553827</text:p>
          </table:table-cell>
          <table:table-cell/>
          <table:table-cell table:formula="of:=[.L19]-[.M19]" office:value-type="float" office:value="99.2770446173199" calcext:value-type="float">
            <text:p>99.2770446173</text:p>
          </table:table-cell>
          <table:table-cell/>
          <table:table-cell table:formula="of:=[.L19]+[.M19]" office:value-type="float" office:value="139.52295538268" calcext:value-type="float">
            <text:p>139.52295538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41" calcext:value-type="float">
            <text:p>141</text:p>
          </table:table-cell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AVERAGE([.A20:.J20])" office:value-type="float" office:value="121.4" calcext:value-type="float">
            <text:p>121.4</text:p>
          </table:table-cell>
          <table:table-cell table:formula="of:=STDEV([.A20:.J20])" office:value-type="float" office:value="18.9161894212926" calcext:value-type="float">
            <text:p>18.9161894213</text:p>
          </table:table-cell>
          <table:table-cell/>
          <table:table-cell table:formula="of:=[.L20]-[.M20]" office:value-type="float" office:value="102.483810578707" calcext:value-type="float">
            <text:p>102.4838105787</text:p>
          </table:table-cell>
          <table:table-cell/>
          <table:table-cell table:formula="of:=[.L20]+[.M20]" office:value-type="float" office:value="140.316189421293" calcext:value-type="float">
            <text:p>140.31618942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AVERAGE([.A21:.J21])" office:value-type="float" office:value="120.4" calcext:value-type="float">
            <text:p>120.4</text:p>
          </table:table-cell>
          <table:table-cell table:formula="of:=STDEV([.A21:.J21])" office:value-type="float" office:value="23.36759389506" calcext:value-type="float">
            <text:p>23.3675938951</text:p>
          </table:table-cell>
          <table:table-cell/>
          <table:table-cell table:formula="of:=[.L21]-[.M21]" office:value-type="float" office:value="97.03240610494" calcext:value-type="float">
            <text:p>97.0324061049</text:p>
          </table:table-cell>
          <table:table-cell/>
          <table:table-cell table:formula="of:=[.L21]+[.M21]" office:value-type="float" office:value="143.76759389506" calcext:value-type="float">
            <text:p>143.76759389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AVERAGE([.A22:.J22])" office:value-type="float" office:value="121.7" calcext:value-type="float">
            <text:p>121.7</text:p>
          </table:table-cell>
          <table:table-cell table:formula="of:=STDEV([.A22:.J22])" office:value-type="float" office:value="18.1478495818222" calcext:value-type="float">
            <text:p>18.1478495818</text:p>
          </table:table-cell>
          <table:table-cell/>
          <table:table-cell table:formula="of:=[.L22]-[.M22]" office:value-type="float" office:value="103.552150418178" calcext:value-type="float">
            <text:p>103.5521504182</text:p>
          </table:table-cell>
          <table:table-cell/>
          <table:table-cell table:formula="of:=[.L22]+[.M22]" office:value-type="float" office:value="139.847849581822" calcext:value-type="float">
            <text:p>139.84784958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AVERAGE([.A23:.J23])" office:value-type="float" office:value="113.5" calcext:value-type="float">
            <text:p>113.5</text:p>
          </table:table-cell>
          <table:table-cell table:formula="of:=STDEV([.A23:.J23])" office:value-type="float" office:value="15.3640995686554" calcext:value-type="float">
            <text:p>15.3640995687</text:p>
          </table:table-cell>
          <table:table-cell/>
          <table:table-cell table:formula="of:=[.L23]-[.M23]" office:value-type="float" office:value="98.1359004313446" calcext:value-type="float">
            <text:p>98.1359004313</text:p>
          </table:table-cell>
          <table:table-cell/>
          <table:table-cell table:formula="of:=[.L23]+[.M23]" office:value-type="float" office:value="128.864099568655" calcext:value-type="float">
            <text:p>128.86409956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table:formula="of:=AVERAGE([.A24:.J24])" office:value-type="float" office:value="108" calcext:value-type="float">
            <text:p>108</text:p>
          </table:table-cell>
          <table:table-cell table:formula="of:=STDEV([.A24:.J24])" office:value-type="float" office:value="11.3627070327062" calcext:value-type="float">
            <text:p>11.3627070327</text:p>
          </table:table-cell>
          <table:table-cell/>
          <table:table-cell table:formula="of:=[.L24]-[.M24]" office:value-type="float" office:value="96.6372929672938" calcext:value-type="float">
            <text:p>96.6372929673</text:p>
          </table:table-cell>
          <table:table-cell/>
          <table:table-cell table:formula="of:=[.L24]+[.M24]" office:value-type="float" office:value="119.362707032706" calcext:value-type="float">
            <text:p>119.36270703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AVERAGE([.A25:.J25])" office:value-type="float" office:value="109.5" calcext:value-type="float">
            <text:p>109.5</text:p>
          </table:table-cell>
          <table:table-cell table:formula="of:=STDEV([.A25:.J25])" office:value-type="float" office:value="13.9303824626446" calcext:value-type="float">
            <text:p>13.9303824626</text:p>
          </table:table-cell>
          <table:table-cell/>
          <table:table-cell table:formula="of:=[.L25]-[.M25]" office:value-type="float" office:value="95.5696175373554" calcext:value-type="float">
            <text:p>95.5696175374</text:p>
          </table:table-cell>
          <table:table-cell/>
          <table:table-cell table:formula="of:=[.L25]+[.M25]" office:value-type="float" office:value="123.430382462645" calcext:value-type="float">
            <text:p>123.43038246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AVERAGE([.A26:.J26])" office:value-type="float" office:value="97.8" calcext:value-type="float">
            <text:p>97.8</text:p>
          </table:table-cell>
          <table:table-cell table:formula="of:=STDEV([.A26:.J26])" office:value-type="float" office:value="41.75271115615" calcext:value-type="float">
            <text:p>41.7527111562</text:p>
          </table:table-cell>
          <table:table-cell/>
          <table:table-cell table:formula="of:=[.L26]-[.M26]" office:value-type="float" office:value="56.04728884385" calcext:value-type="float">
            <text:p>56.0472888439</text:p>
          </table:table-cell>
          <table:table-cell/>
          <table:table-cell table:formula="of:=[.L26]+[.M26]" office:value-type="float" office:value="139.55271115615" calcext:value-type="float">
            <text:p>139.552711156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21" calcext:value-type="float">
            <text:p>121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AVERAGE([.A27:.J27])" office:value-type="float" office:value="112.7" calcext:value-type="float">
            <text:p>112.7</text:p>
          </table:table-cell>
          <table:table-cell table:formula="of:=STDEV([.A27:.J27])" office:value-type="float" office:value="12.789318459819" calcext:value-type="float">
            <text:p>12.7893184598</text:p>
          </table:table-cell>
          <table:table-cell/>
          <table:table-cell table:formula="of:=[.L27]-[.M27]" office:value-type="float" office:value="99.910681540181" calcext:value-type="float">
            <text:p>99.9106815402</text:p>
          </table:table-cell>
          <table:table-cell/>
          <table:table-cell table:formula="of:=[.L27]+[.M27]" office:value-type="float" office:value="125.489318459819" calcext:value-type="float">
            <text:p>125.48931845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A28:.J28])" office:value-type="float" office:value="127.1" calcext:value-type="float">
            <text:p>127.1</text:p>
          </table:table-cell>
          <table:table-cell table:formula="of:=STDEV([.A28:.J28])" office:value-type="float" office:value="22.1582690860295" calcext:value-type="float">
            <text:p>22.158269086</text:p>
          </table:table-cell>
          <table:table-cell/>
          <table:table-cell table:formula="of:=[.L28]-[.M28]" office:value-type="float" office:value="104.941730913971" calcext:value-type="float">
            <text:p>104.941730914</text:p>
          </table:table-cell>
          <table:table-cell/>
          <table:table-cell table:formula="of:=[.L28]+[.M28]" office:value-type="float" office:value="149.258269086029" calcext:value-type="float">
            <text:p>149.2582690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AVERAGE([.A29:.J29])" office:value-type="float" office:value="114.4" calcext:value-type="float">
            <text:p>114.4</text:p>
          </table:table-cell>
          <table:table-cell table:formula="of:=STDEV([.A29:.J29])" office:value-type="float" office:value="20.624688549837" calcext:value-type="float">
            <text:p>20.6246885498</text:p>
          </table:table-cell>
          <table:table-cell/>
          <table:table-cell table:formula="of:=[.L29]-[.M29]" office:value-type="float" office:value="93.775311450163" calcext:value-type="float">
            <text:p>93.7753114502</text:p>
          </table:table-cell>
          <table:table-cell/>
          <table:table-cell table:formula="of:=[.L29]+[.M29]" office:value-type="float" office:value="135.024688549837" calcext:value-type="float">
            <text:p>135.0246885498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AVERAGE([.A30:.J30])" office:value-type="float" office:value="110.2" calcext:value-type="float">
            <text:p>110.2</text:p>
          </table:table-cell>
          <table:table-cell table:formula="of:=STDEV([.A30:.J30])" office:value-type="float" office:value="15.5263217365436" calcext:value-type="float">
            <text:p>15.5263217365</text:p>
          </table:table-cell>
          <table:table-cell/>
          <table:table-cell table:formula="of:=[.L30]-[.M30]" office:value-type="float" office:value="94.6736782634564" calcext:value-type="float">
            <text:p>94.6736782635</text:p>
          </table:table-cell>
          <table:table-cell/>
          <table:table-cell table:formula="of:=[.L30]+[.M30]" office:value-type="float" office:value="125.726321736544" calcext:value-type="float">
            <text:p>125.7263217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AVERAGE([.A31:.J31])" office:value-type="float" office:value="117.2" calcext:value-type="float">
            <text:p>117.2</text:p>
          </table:table-cell>
          <table:table-cell table:formula="of:=STDEV([.A31:.J31])" office:value-type="float" office:value="18.3290904181183" calcext:value-type="float">
            <text:p>18.3290904181</text:p>
          </table:table-cell>
          <table:table-cell/>
          <table:table-cell table:formula="of:=[.L31]-[.M31]" office:value-type="float" office:value="98.8709095818817" calcext:value-type="float">
            <text:p>98.8709095819</text:p>
          </table:table-cell>
          <table:table-cell/>
          <table:table-cell table:formula="of:=[.L31]+[.M31]" office:value-type="float" office:value="135.529090418118" calcext:value-type="float">
            <text:p>135.52909041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table:formula="of:=AVERAGE([.A32:.J32])" office:value-type="float" office:value="108.2" calcext:value-type="float">
            <text:p>108.2</text:p>
          </table:table-cell>
          <table:table-cell table:formula="of:=STDEV([.A32:.J32])" office:value-type="float" office:value="12.0443624433453" calcext:value-type="float">
            <text:p>12.0443624433</text:p>
          </table:table-cell>
          <table:table-cell/>
          <table:table-cell table:formula="of:=[.L32]-[.M32]" office:value-type="float" office:value="96.1556375566547" calcext:value-type="float">
            <text:p>96.1556375567</text:p>
          </table:table-cell>
          <table:table-cell/>
          <table:table-cell table:formula="of:=[.L32]+[.M32]" office:value-type="float" office:value="120.244362443345" calcext:value-type="float">
            <text:p>120.24436244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AVERAGE([.A33:.J33])" office:value-type="float" office:value="113" calcext:value-type="float">
            <text:p>113</text:p>
          </table:table-cell>
          <table:table-cell table:formula="of:=STDEV([.A33:.J33])" office:value-type="float" office:value="33.1595469745224" calcext:value-type="float">
            <text:p>33.1595469745</text:p>
          </table:table-cell>
          <table:table-cell/>
          <table:table-cell table:formula="of:=[.L33]-[.M33]" office:value-type="float" office:value="79.8404530254776" calcext:value-type="float">
            <text:p>79.8404530255</text:p>
          </table:table-cell>
          <table:table-cell/>
          <table:table-cell table:formula="of:=[.L33]+[.M33]" office:value-type="float" office:value="146.159546974522" calcext:value-type="float">
            <text:p>146.15954697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/>
          <table:table-cell table:formula="of:=AVERAGE([.A34:.J34])" office:value-type="float" office:value="117.6" calcext:value-type="float">
            <text:p>117.6</text:p>
          </table:table-cell>
          <table:table-cell table:formula="of:=STDEV([.A34:.J34])" office:value-type="float" office:value="24.1163844719726" calcext:value-type="float">
            <text:p>24.116384472</text:p>
          </table:table-cell>
          <table:table-cell/>
          <table:table-cell table:formula="of:=[.L34]-[.M34]" office:value-type="float" office:value="93.4836155280274" calcext:value-type="float">
            <text:p>93.483615528</text:p>
          </table:table-cell>
          <table:table-cell/>
          <table:table-cell table:formula="of:=[.L34]+[.M34]" office:value-type="float" office:value="141.716384471973" calcext:value-type="float">
            <text:p>141.7163844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AVERAGE([.A35:.J35])" office:value-type="float" office:value="118.1" calcext:value-type="float">
            <text:p>118.1</text:p>
          </table:table-cell>
          <table:table-cell table:formula="of:=STDEV([.A35:.J35])" office:value-type="float" office:value="13.436682791688" calcext:value-type="float">
            <text:p>13.4366827917</text:p>
          </table:table-cell>
          <table:table-cell/>
          <table:table-cell table:formula="of:=[.L35]-[.M35]" office:value-type="float" office:value="104.663317208312" calcext:value-type="float">
            <text:p>104.6633172083</text:p>
          </table:table-cell>
          <table:table-cell/>
          <table:table-cell table:formula="of:=[.L35]+[.M35]" office:value-type="float" office:value="131.536682791688" calcext:value-type="float">
            <text:p>131.53668279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AVERAGE([.A36:.J36])" office:value-type="float" office:value="112" calcext:value-type="float">
            <text:p>112</text:p>
          </table:table-cell>
          <table:table-cell table:formula="of:=STDEV([.A36:.J36])" office:value-type="float" office:value="12.4988888395018" calcext:value-type="float">
            <text:p>12.4988888395</text:p>
          </table:table-cell>
          <table:table-cell/>
          <table:table-cell table:formula="of:=[.L36]-[.M36]" office:value-type="float" office:value="99.5011111604982" calcext:value-type="float">
            <text:p>99.5011111605</text:p>
          </table:table-cell>
          <table:table-cell/>
          <table:table-cell table:formula="of:=[.L36]+[.M36]" office:value-type="float" office:value="124.498888839502" calcext:value-type="float">
            <text:p>124.49888883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AVERAGE([.A37:.J37])" office:value-type="float" office:value="121.1" calcext:value-type="float">
            <text:p>121.1</text:p>
          </table:table-cell>
          <table:table-cell table:formula="of:=STDEV([.A37:.J37])" office:value-type="float" office:value="17.9285619427029" calcext:value-type="float">
            <text:p>17.9285619427</text:p>
          </table:table-cell>
          <table:table-cell/>
          <table:table-cell table:formula="of:=[.L37]-[.M37]" office:value-type="float" office:value="103.171438057297" calcext:value-type="float">
            <text:p>103.1714380573</text:p>
          </table:table-cell>
          <table:table-cell/>
          <table:table-cell table:formula="of:=[.L37]+[.M37]" office:value-type="float" office:value="139.028561942703" calcext:value-type="float">
            <text:p>139.02856194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AVERAGE([.A38:.J38])" office:value-type="float" office:value="120.2" calcext:value-type="float">
            <text:p>120.2</text:p>
          </table:table-cell>
          <table:table-cell table:formula="of:=STDEV([.A38:.J38])" office:value-type="float" office:value="15.3753048750261" calcext:value-type="float">
            <text:p>15.375304875</text:p>
          </table:table-cell>
          <table:table-cell/>
          <table:table-cell table:formula="of:=[.L38]-[.M38]" office:value-type="float" office:value="104.824695124974" calcext:value-type="float">
            <text:p>104.824695125</text:p>
          </table:table-cell>
          <table:table-cell/>
          <table:table-cell table:formula="of:=[.L38]+[.M38]" office:value-type="float" office:value="135.575304875026" calcext:value-type="float">
            <text:p>135.575304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AVERAGE([.A39:.J39])" office:value-type="float" office:value="106.6" calcext:value-type="float">
            <text:p>106.6</text:p>
          </table:table-cell>
          <table:table-cell table:formula="of:=STDEV([.A39:.J39])" office:value-type="float" office:value="13.0059815298791" calcext:value-type="float">
            <text:p>13.0059815299</text:p>
          </table:table-cell>
          <table:table-cell/>
          <table:table-cell table:formula="of:=[.L39]-[.M39]" office:value-type="float" office:value="93.5940184701209" calcext:value-type="float">
            <text:p>93.5940184701</text:p>
          </table:table-cell>
          <table:table-cell/>
          <table:table-cell table:formula="of:=[.L39]+[.M39]" office:value-type="float" office:value="119.605981529879" calcext:value-type="float">
            <text:p>119.605981529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/>
          <table:table-cell table:formula="of:=AVERAGE([.A40:.J40])" office:value-type="float" office:value="108" calcext:value-type="float">
            <text:p>108</text:p>
          </table:table-cell>
          <table:table-cell table:formula="of:=STDEV([.A40:.J40])" office:value-type="float" office:value="20.6020495204833" calcext:value-type="float">
            <text:p>20.6020495205</text:p>
          </table:table-cell>
          <table:table-cell/>
          <table:table-cell table:formula="of:=[.L40]-[.M40]" office:value-type="float" office:value="87.3979504795167" calcext:value-type="float">
            <text:p>87.3979504795</text:p>
          </table:table-cell>
          <table:table-cell/>
          <table:table-cell table:formula="of:=[.L40]+[.M40]" office:value-type="float" office:value="128.602049520483" calcext:value-type="float">
            <text:p>128.60204952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AVERAGE([.A41:.J41])" office:value-type="float" office:value="114.4" calcext:value-type="float">
            <text:p>114.4</text:p>
          </table:table-cell>
          <table:table-cell table:formula="of:=STDEV([.A41:.J41])" office:value-type="float" office:value="14.3697212529989" calcext:value-type="float">
            <text:p>14.369721253</text:p>
          </table:table-cell>
          <table:table-cell/>
          <table:table-cell table:formula="of:=[.L41]-[.M41]" office:value-type="float" office:value="100.030278747001" calcext:value-type="float">
            <text:p>100.030278747</text:p>
          </table:table-cell>
          <table:table-cell/>
          <table:table-cell table:formula="of:=[.L41]+[.M41]" office:value-type="float" office:value="128.769721252999" calcext:value-type="float">
            <text:p>128.769721253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AVERAGE([.A42:.J42])" office:value-type="float" office:value="112.6" calcext:value-type="float">
            <text:p>112.6</text:p>
          </table:table-cell>
          <table:table-cell table:formula="of:=STDEV([.A42:.J42])" office:value-type="float" office:value="16.4600526528117" calcext:value-type="float">
            <text:p>16.4600526528</text:p>
          </table:table-cell>
          <table:table-cell/>
          <table:table-cell table:formula="of:=[.L42]-[.M42]" office:value-type="float" office:value="96.1399473471883" calcext:value-type="float">
            <text:p>96.1399473472</text:p>
          </table:table-cell>
          <table:table-cell/>
          <table:table-cell table:formula="of:=[.L42]+[.M42]" office:value-type="float" office:value="129.060052652812" calcext:value-type="float">
            <text:p>129.06005265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AVERAGE([.A43:.J43])" office:value-type="float" office:value="122.1" calcext:value-type="float">
            <text:p>122.1</text:p>
          </table:table-cell>
          <table:table-cell table:formula="of:=STDEV([.A43:.J43])" office:value-type="float" office:value="30.2157059968634" calcext:value-type="float">
            <text:p>30.2157059969</text:p>
          </table:table-cell>
          <table:table-cell/>
          <table:table-cell table:formula="of:=[.L43]-[.M43]" office:value-type="float" office:value="91.8842940031366" calcext:value-type="float">
            <text:p>91.8842940031</text:p>
          </table:table-cell>
          <table:table-cell/>
          <table:table-cell table:formula="of:=[.L43]+[.M43]" office:value-type="float" office:value="152.315705996863" calcext:value-type="float">
            <text:p>152.31570599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155" calcext:value-type="float">
            <text:p>15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AVERAGE([.A44:.J44])" office:value-type="float" office:value="117.1" calcext:value-type="float">
            <text:p>117.1</text:p>
          </table:table-cell>
          <table:table-cell table:formula="of:=STDEV([.A44:.J44])" office:value-type="float" office:value="26.6685416007533" calcext:value-type="float">
            <text:p>26.6685416008</text:p>
          </table:table-cell>
          <table:table-cell/>
          <table:table-cell table:formula="of:=[.L44]-[.M44]" office:value-type="float" office:value="90.4314583992467" calcext:value-type="float">
            <text:p>90.4314583992</text:p>
          </table:table-cell>
          <table:table-cell/>
          <table:table-cell table:formula="of:=[.L44]+[.M44]" office:value-type="float" office:value="143.768541600753" calcext:value-type="float">
            <text:p>143.76854160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AVERAGE([.A45:.J45])" office:value-type="float" office:value="120.2" calcext:value-type="float">
            <text:p>120.2</text:p>
          </table:table-cell>
          <table:table-cell table:formula="of:=STDEV([.A45:.J45])" office:value-type="float" office:value="15.4113954952532" calcext:value-type="float">
            <text:p>15.4113954953</text:p>
          </table:table-cell>
          <table:table-cell/>
          <table:table-cell table:formula="of:=[.L45]-[.M45]" office:value-type="float" office:value="104.788604504747" calcext:value-type="float">
            <text:p>104.7886045047</text:p>
          </table:table-cell>
          <table:table-cell/>
          <table:table-cell table:formula="of:=[.L45]+[.M45]" office:value-type="float" office:value="135.611395495253" calcext:value-type="float">
            <text:p>135.61139549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AVERAGE([.A46:.J46])" office:value-type="float" office:value="113.4" calcext:value-type="float">
            <text:p>113.4</text:p>
          </table:table-cell>
          <table:table-cell table:formula="of:=STDEV([.A46:.J46])" office:value-type="float" office:value="14.5617459270667" calcext:value-type="float">
            <text:p>14.5617459271</text:p>
          </table:table-cell>
          <table:table-cell/>
          <table:table-cell table:formula="of:=[.L46]-[.M46]" office:value-type="float" office:value="98.8382540729333" calcext:value-type="float">
            <text:p>98.8382540729</text:p>
          </table:table-cell>
          <table:table-cell/>
          <table:table-cell table:formula="of:=[.L46]+[.M46]" office:value-type="float" office:value="127.961745927067" calcext:value-type="float">
            <text:p>127.96174592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AVERAGE([.A47:.J47])" office:value-type="float" office:value="124.5" calcext:value-type="float">
            <text:p>124.5</text:p>
          </table:table-cell>
          <table:table-cell table:formula="of:=STDEV([.A47:.J47])" office:value-type="float" office:value="12.8776291813879" calcext:value-type="float">
            <text:p>12.8776291814</text:p>
          </table:table-cell>
          <table:table-cell/>
          <table:table-cell table:formula="of:=[.L47]-[.M47]" office:value-type="float" office:value="111.622370818612" calcext:value-type="float">
            <text:p>111.6223708186</text:p>
          </table:table-cell>
          <table:table-cell/>
          <table:table-cell table:formula="of:=[.L47]+[.M47]" office:value-type="float" office:value="137.377629181388" calcext:value-type="float">
            <text:p>137.37762918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146" calcext:value-type="float">
            <text:p>146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AVERAGE([.A48:.J48])" office:value-type="float" office:value="107.9" calcext:value-type="float">
            <text:p>107.9</text:p>
          </table:table-cell>
          <table:table-cell table:formula="of:=STDEV([.A48:.J48])" office:value-type="float" office:value="32.1124759417755" calcext:value-type="float">
            <text:p>32.1124759418</text:p>
          </table:table-cell>
          <table:table-cell/>
          <table:table-cell table:formula="of:=[.L48]-[.M48]" office:value-type="float" office:value="75.7875240582245" calcext:value-type="float">
            <text:p>75.7875240582</text:p>
          </table:table-cell>
          <table:table-cell/>
          <table:table-cell table:formula="of:=[.L48]+[.M48]" office:value-type="float" office:value="140.012475941776" calcext:value-type="float">
            <text:p>140.01247594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AVERAGE([.A49:.J49])" office:value-type="float" office:value="120.9" calcext:value-type="float">
            <text:p>120.9</text:p>
          </table:table-cell>
          <table:table-cell table:formula="of:=STDEV([.A49:.J49])" office:value-type="float" office:value="26.9421190290923" calcext:value-type="float">
            <text:p>26.9421190291</text:p>
          </table:table-cell>
          <table:table-cell/>
          <table:table-cell table:formula="of:=[.L49]-[.M49]" office:value-type="float" office:value="93.9578809709077" calcext:value-type="float">
            <text:p>93.9578809709</text:p>
          </table:table-cell>
          <table:table-cell/>
          <table:table-cell table:formula="of:=[.L49]+[.M49]" office:value-type="float" office:value="147.842119029092" calcext:value-type="float">
            <text:p>147.84211902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/>
          <table:table-cell table:formula="of:=AVERAGE([.A50:.J50])" office:value-type="float" office:value="105.3" calcext:value-type="float">
            <text:p>105.3</text:p>
          </table:table-cell>
          <table:table-cell table:formula="of:=STDEV([.A50:.J50])" office:value-type="float" office:value="14.7199788647191" calcext:value-type="float">
            <text:p>14.7199788647</text:p>
          </table:table-cell>
          <table:table-cell/>
          <table:table-cell table:formula="of:=[.L50]-[.M50]" office:value-type="float" office:value="90.5800211352809" calcext:value-type="float">
            <text:p>90.5800211353</text:p>
          </table:table-cell>
          <table:table-cell/>
          <table:table-cell table:formula="of:=[.L50]+[.M50]" office:value-type="float" office:value="120.019978864719" calcext:value-type="float">
            <text:p>120.019978864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/>
          <table:table-cell table:formula="of:=AVERAGE([.A51:.J51])" office:value-type="float" office:value="109.2" calcext:value-type="float">
            <text:p>109.2</text:p>
          </table:table-cell>
          <table:table-cell table:formula="of:=STDEV([.A51:.J51])" office:value-type="float" office:value="21.0913357671923" calcext:value-type="float">
            <text:p>21.0913357672</text:p>
          </table:table-cell>
          <table:table-cell/>
          <table:table-cell table:formula="of:=[.L51]-[.M51]" office:value-type="float" office:value="88.1086642328077" calcext:value-type="float">
            <text:p>88.1086642328</text:p>
          </table:table-cell>
          <table:table-cell/>
          <table:table-cell table:formula="of:=[.L51]+[.M51]" office:value-type="float" office:value="130.291335767192" calcext:value-type="float">
            <text:p>130.2913357672</text:p>
          </table:table-cell>
        </table:table-row>
      </table:table>
      <table:table table:name="Sheet2" table:style-name="ta1">
        <table:shapes>
          <draw:frame draw:z-index="0" draw:name="Cartpole Testing Curve" draw:style-name="gr1" draw:text-style-name="P1" svg:width="1894.42pt" svg:height="1090.86pt" svg:x="66.84pt" svg:y="2.83pt">
            <loext:p draw:notify-on-update-of-ranges="Sheet1.A2:Sheet1.A51 Sheet1.B2:Sheet1.B51 Sheet1.C2:Sheet1.C51 Sheet1.D2:Sheet1.D51 Sheet1.E2:Sheet1.E51 Sheet1.F2:Sheet1.F51 Sheet1.G2:Sheet1.G51 Sheet1.H2:Sheet1.H51 Sheet1.I2:Sheet1.I51 Sheet1.J2:Sheet1.J51 Sheet1.Q1:Sheet1.Q1 Sheet1.Q2:Sheet1.Q51 Sheet1.L1:Sheet1.L1 Sheet1.L2:Sheet1.L51 Sheet1.O1:Sheet1.O1 Sheet1.O2:Sheet1.O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3:50:52.501731151</meta:creation-date>
    <dc:date>2018-12-06T14:26:50.737623192</dc:date>
    <meta:editing-duration>PT4M11S</meta:editing-duration>
    <meta:editing-cycles>2</meta:editing-cycles>
    <meta:generator>LibreOffice/5.1.6.2$Linux_X86_64 LibreOffice_project/10m0$Build-2</meta:generator>
    <meta:document-statistic meta:table-count="2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eeeee" draw:fill-color="#eeeee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66.832cm" svg:height="38.484cm" xlink:href=".." xlink:type="simple" chart:class="chart:line" chart:style-name="ch1">
        <chart:title svg:x="31.084cm" svg:y="0.905cm" chart:style-name="ch2">
          <text:p>Cartpole Testing Curve</text:p>
        </chart:title>
        <chart:subtitle svg:x="32.618cm" svg:y="2.453cm" chart:style-name="ch3">
          <text:p>10 Runs</text:p>
        </chart:subtitle>
        <chart:legend chart:legend-position="end" svg:x="63.345cm" svg:y="15.955cm" style:legend-expansion="high" chart:style-name="ch4"/>
        <chart:plot-area chart:style-name="ch5" table:cell-range-address="Sheet1.A2:Sheet1.J51 Sheet1.Q1:Sheet1.Q51 Sheet1.L1:Sheet1.L51 Sheet1.O1:Sheet1.O51" chart:data-source-has-labels="row" svg:x="2.347cm" svg:y="3.905cm" svg:width="59.662cm" svg:height="32.829cm">
          <chartooo:coordinate-region svg:x="3.154cm" svg:y="4.104cm" svg:width="58.668cm" svg:height="31.983cm"/>
          <chart:axis chart:dimension="x" chart:name="primary-x" chart:style-name="ch6">
            <chart:title svg:x="31.578cm" svg:y="37.503cm" chart:style-name="ch7">
              <text:p>Epochs</text:p>
            </chart:title>
          </chart:axis>
          <chart:axis chart:dimension="y" chart:name="primary-y" chart:style-name="ch6">
            <chart:title svg:x="0.451cm" svg:y="20.945cm" chart:style-name="ch8">
              <text:p>Reward</text:p>
            </chart:title>
            <chart:grid chart:style-name="ch9" chart:class="major"/>
          </chart:axis>
          <chart:series chart:style-name="ch10" chart:values-cell-range-address="Sheet1.A2:Sheet1.A51" chart:class="chart:line">
            <chart:data-point chart:repeated="50"/>
          </chart:series>
          <chart:series chart:style-name="ch10" chart:values-cell-range-address="Sheet1.B2:Sheet1.B51" chart:class="chart:line">
            <chart:data-point chart:repeated="50"/>
          </chart:series>
          <chart:series chart:style-name="ch10" chart:values-cell-range-address="Sheet1.C2:Sheet1.C51" chart:class="chart:line">
            <chart:data-point chart:repeated="50"/>
          </chart:series>
          <chart:series chart:style-name="ch10" chart:values-cell-range-address="Sheet1.D2:Sheet1.D51" chart:class="chart:line">
            <chart:data-point chart:repeated="50"/>
          </chart:series>
          <chart:series chart:style-name="ch10" chart:values-cell-range-address="Sheet1.E2:Sheet1.E51" chart:class="chart:line">
            <chart:data-point chart:repeated="50"/>
          </chart:series>
          <chart:series chart:style-name="ch10" chart:values-cell-range-address="Sheet1.F2:Sheet1.F51" chart:class="chart:line">
            <chart:data-point chart:repeated="50"/>
          </chart:series>
          <chart:series chart:style-name="ch10" chart:values-cell-range-address="Sheet1.G2:Sheet1.G51" chart:class="chart:line">
            <chart:data-point chart:repeated="50"/>
          </chart:series>
          <chart:series chart:style-name="ch10" chart:values-cell-range-address="Sheet1.H2:Sheet1.H51" chart:class="chart:line">
            <chart:data-point chart:repeated="50"/>
          </chart:series>
          <chart:series chart:style-name="ch10" chart:values-cell-range-address="Sheet1.I2:Sheet1.I51" chart:class="chart:line">
            <chart:data-point chart:repeated="50"/>
          </chart:series>
          <chart:series chart:style-name="ch10" chart:values-cell-range-address="Sheet1.J2:Sheet1.J51" chart:class="chart:line">
            <chart:data-point chart:repeated="50"/>
          </chart:series>
          <chart:series chart:style-name="ch11" chart:values-cell-range-address="Sheet1.Q2:Sheet1.Q51" chart:label-cell-address="Sheet1.Q1:Sheet1.Q1" chart:class="chart:line">
            <chart:data-point chart:repeated="50"/>
          </chart:series>
          <chart:series chart:style-name="ch12" chart:values-cell-range-address="Sheet1.L2:Sheet1.L51" chart:label-cell-address="Sheet1.L1:Sheet1.L1" chart:class="chart:line">
            <chart:data-point chart:repeated="50"/>
          </chart:series>
          <chart:series chart:style-name="ch13" chart:values-cell-range-address="Sheet1.O2:Sheet1.O51" chart:label-cell-address="Sheet1.O1:Sheet1.O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Avg + StdDev</text:p>
                <draw:g>
                  <svg:desc>Sheet1.Q1:Sheet1.Q1</svg:desc>
                </draw:g>
              </table:table-cell>
              <table:table-cell office:value-type="string">
                <text:p>Average</text:p>
                <draw:g>
                  <svg:desc>Sheet1.L1:Sheet1.L1</svg:desc>
                </draw:g>
              </table:table-cell>
              <table:table-cell office:value-type="string">
                <text:p>Avg – StdDev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6">
                <text:p>116</text:p>
                <draw:g>
                  <svg:desc>Sheet1.A2:Sheet1.A51</svg:desc>
                </draw:g>
              </table:table-cell>
              <table:table-cell office:value-type="float" office:value="119">
                <text:p>119</text:p>
                <draw:g>
                  <svg:desc>Sheet1.B2:Sheet1.B51</svg:desc>
                </draw:g>
              </table:table-cell>
              <table:table-cell office:value-type="float" office:value="117">
                <text:p>117</text:p>
                <draw:g>
                  <svg:desc>Sheet1.C2:Sheet1.C51</svg:desc>
                </draw:g>
              </table:table-cell>
              <table:table-cell office:value-type="float" office:value="128">
                <text:p>128</text:p>
                <draw:g>
                  <svg:desc>Sheet1.D2:Sheet1.D51</svg:desc>
                </draw:g>
              </table:table-cell>
              <table:table-cell office:value-type="float" office:value="93">
                <text:p>93</text:p>
                <draw:g>
                  <svg:desc>Sheet1.E2:Sheet1.E51</svg:desc>
                </draw:g>
              </table:table-cell>
              <table:table-cell office:value-type="float" office:value="94">
                <text:p>94</text:p>
                <draw:g>
                  <svg:desc>Sheet1.F2:Sheet1.F51</svg:desc>
                </draw:g>
              </table:table-cell>
              <table:table-cell office:value-type="float" office:value="110">
                <text:p>110</text:p>
                <draw:g>
                  <svg:desc>Sheet1.G2:Sheet1.G51</svg:desc>
                </draw:g>
              </table:table-cell>
              <table:table-cell office:value-type="float" office:value="91">
                <text:p>91</text:p>
                <draw:g>
                  <svg:desc>Sheet1.H2:Sheet1.H51</svg:desc>
                </draw:g>
              </table:table-cell>
              <table:table-cell office:value-type="float" office:value="109">
                <text:p>109</text:p>
                <draw:g>
                  <svg:desc>Sheet1.I2:Sheet1.I51</svg:desc>
                </draw:g>
              </table:table-cell>
              <table:table-cell office:value-type="float" office:value="101">
                <text:p>101</text:p>
                <draw:g>
                  <svg:desc>Sheet1.J2:Sheet1.J51</svg:desc>
                </draw:g>
              </table:table-cell>
              <table:table-cell office:value-type="float" office:value="120.403350524541">
                <text:p>120.403350524541</text:p>
                <draw:g>
                  <svg:desc>Sheet1.Q2:Sheet1.Q51</svg:desc>
                </draw:g>
              </table:table-cell>
              <table:table-cell office:value-type="float" office:value="107.8">
                <text:p>107.8</text:p>
                <draw:g>
                  <svg:desc>Sheet1.L2:Sheet1.L51</svg:desc>
                </draw:g>
              </table:table-cell>
              <table:table-cell office:value-type="float" office:value="95.1966494754591">
                <text:p>95.1966494754591</text:p>
                <draw:g>
                  <svg:desc>Sheet1.O2:Sheet1.O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39">
                <text:p>139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  <table:table-cell office:value-type="float" office:value="117">
                <text:p>117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22.629520696694">
                <text:p>122.629520696694</text:p>
              </table:table-cell>
              <table:table-cell office:value-type="float" office:value="110.1">
                <text:p>110.1</text:p>
              </table:table-cell>
              <table:table-cell office:value-type="float" office:value="97.5704793033058">
                <text:p>97.5704793033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24">
                <text:p>24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129.867513459481">
                <text:p>129.867513459481</text:p>
              </table:table-cell>
              <table:table-cell office:value-type="float" office:value="101">
                <text:p>101</text:p>
              </table:table-cell>
              <table:table-cell office:value-type="float" office:value="72.1324865405187">
                <text:p>72.1324865405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7">
                <text:p>127</text:p>
              </table:table-cell>
              <table:table-cell office:value-type="float" office:value="113">
                <text:p>113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93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127.481756669123">
                <text:p>127.481756669123</text:p>
              </table:table-cell>
              <table:table-cell office:value-type="float" office:value="113.3">
                <text:p>113.3</text:p>
              </table:table-cell>
              <table:table-cell office:value-type="float" office:value="99.1182433308767">
                <text:p>99.1182433308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17">
                <text:p>117</text:p>
              </table:table-cell>
              <table:table-cell office:value-type="float" office:value="99">
                <text:p>99</text:p>
              </table:table-cell>
              <table:table-cell office:value-type="float" office:value="156">
                <text:p>15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31.901373903858">
                <text:p>131.901373903858</text:p>
              </table:table-cell>
              <table:table-cell office:value-type="float" office:value="113.3">
                <text:p>113.3</text:p>
              </table:table-cell>
              <table:table-cell office:value-type="float" office:value="94.6986260961425">
                <text:p>94.6986260961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1">
                <text:p>91</text:p>
              </table:table-cell>
              <table:table-cell office:value-type="float" office:value="134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  <table:table-cell office:value-type="float" office:value="124.489589297948">
                <text:p>124.489589297948</text:p>
              </table:table-cell>
              <table:table-cell office:value-type="float" office:value="110.3">
                <text:p>110.3</text:p>
              </table:table-cell>
              <table:table-cell office:value-type="float" office:value="96.1104107020519">
                <text:p>96.1104107020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1">
                <text:p>131</text:p>
              </table:table-cell>
              <table:table-cell office:value-type="float" office:value="89">
                <text:p>89</text:p>
              </table:table-cell>
              <table:table-cell office:value-type="float" office:value="131">
                <text:p>131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122">
                <text:p>122</text:p>
              </table:table-cell>
              <table:table-cell office:value-type="float" office:value="101">
                <text:p>101</text:p>
              </table:table-cell>
              <table:table-cell office:value-type="float" office:value="134.638200473238">
                <text:p>134.638200473238</text:p>
              </table:table-cell>
              <table:table-cell office:value-type="float" office:value="117.4">
                <text:p>117.4</text:p>
              </table:table-cell>
              <table:table-cell office:value-type="float" office:value="100.161799526762">
                <text:p>100.161799526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61">
                <text:p>161</text:p>
              </table:table-cell>
              <table:table-cell office:value-type="float" office:value="128">
                <text:p>128</text:p>
              </table:table-cell>
              <table:table-cell office:value-type="float" office:value="91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  <table:table-cell office:value-type="float" office:value="132.111575270296">
                <text:p>132.111575270296</text:p>
              </table:table-cell>
              <table:table-cell office:value-type="float" office:value="110.7">
                <text:p>110.7</text:p>
              </table:table-cell>
              <table:table-cell office:value-type="float" office:value="89.2884247297039">
                <text:p>89.2884247297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  <table:table-cell office:value-type="float" office:value="107">
                <text:p>107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128">
                <text:p>128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145.710572597421">
                <text:p>145.710572597421</text:p>
              </table:table-cell>
              <table:table-cell office:value-type="float" office:value="122.9">
                <text:p>122.9</text:p>
              </table:table-cell>
              <table:table-cell office:value-type="float" office:value="100.089427402579">
                <text:p>100.089427402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">
                <text:p>127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17">
                <text:p>117</text:p>
              </table:table-cell>
              <table:table-cell office:value-type="float" office:value="96">
                <text:p>96</text:p>
              </table:table-cell>
              <table:table-cell office:value-type="float" office:value="139">
                <text:p>139</text:p>
              </table:table-cell>
              <table:table-cell office:value-type="float" office:value="110">
                <text:p>110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140.756225162774">
                <text:p>140.756225162774</text:p>
              </table:table-cell>
              <table:table-cell office:value-type="float" office:value="119">
                <text:p>119</text:p>
              </table:table-cell>
              <table:table-cell office:value-type="float" office:value="97.2437748372257">
                <text:p>97.2437748372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4">
                <text:p>114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  <table:table-cell office:value-type="float" office:value="97">
                <text:p>97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139">
                <text:p>139</text:p>
              </table:table-cell>
              <table:table-cell office:value-type="float" office:value="116">
                <text:p>116</text:p>
              </table:table-cell>
              <table:table-cell office:value-type="float" office:value="135.59027531503">
                <text:p>135.59027531503</text:p>
              </table:table-cell>
              <table:table-cell office:value-type="float" office:value="116.4">
                <text:p>116.4</text:p>
              </table:table-cell>
              <table:table-cell office:value-type="float" office:value="97.2097246849696">
                <text:p>97.2097246849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3">
                <text:p>153</text:p>
              </table:table-cell>
              <table:table-cell office:value-type="float" office:value="104">
                <text:p>104</text:p>
              </table:table-cell>
              <table:table-cell office:value-type="float" office:value="143">
                <text:p>143</text:p>
              </table:table-cell>
              <table:table-cell office:value-type="float" office:value="137">
                <text:p>137</text:p>
              </table:table-cell>
              <table:table-cell office:value-type="float" office:value="132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8">
                <text:p>98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36">
                <text:p>36</text:p>
              </table:table-cell>
              <table:table-cell office:value-type="float" office:value="159.584006922119">
                <text:p>159.584006922119</text:p>
              </table:table-cell>
              <table:table-cell office:value-type="float" office:value="123.5">
                <text:p>123.5</text:p>
              </table:table-cell>
              <table:table-cell office:value-type="float" office:value="87.4159930778807">
                <text:p>87.41599307788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130">
                <text:p>130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96">
                <text:p>96</text:p>
              </table:table-cell>
              <table:table-cell office:value-type="float" office:value="135.478662349774">
                <text:p>135.478662349774</text:p>
              </table:table-cell>
              <table:table-cell office:value-type="float" office:value="118.8">
                <text:p>118.8</text:p>
              </table:table-cell>
              <table:table-cell office:value-type="float" office:value="102.121337650226">
                <text:p>102.121337650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  <table:table-cell office:value-type="float" office:value="101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132">
                <text:p>132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54">
                <text:p>154</text:p>
              </table:table-cell>
              <table:table-cell office:value-type="float" office:value="94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34.81385228785">
                <text:p>134.81385228785</text:p>
              </table:table-cell>
              <table:table-cell office:value-type="float" office:value="117">
                <text:p>117</text:p>
              </table:table-cell>
              <table:table-cell office:value-type="float" office:value="99.1861477121502">
                <text:p>99.18614771215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37">
                <text:p>137</text:p>
              </table:table-cell>
              <table:table-cell office:value-type="float" office:value="149">
                <text:p>149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109">
                <text:p>109</text:p>
              </table:table-cell>
              <table:table-cell office:value-type="float" office:value="95">
                <text:p>95</text:p>
              </table:table-cell>
              <table:table-cell office:value-type="float" office:value="147.527618347739">
                <text:p>147.527618347739</text:p>
              </table:table-cell>
              <table:table-cell office:value-type="float" office:value="124.2">
                <text:p>124.2</text:p>
              </table:table-cell>
              <table:table-cell office:value-type="float" office:value="100.872381652261">
                <text:p>100.872381652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">
                <text:p>112</text:p>
              </table:table-cell>
              <table:table-cell office:value-type="float" office:value="193">
                <text:p>193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29">
                <text:p>29</text:p>
              </table:table-cell>
              <table:table-cell office:value-type="float" office:value="109">
                <text:p>109</text:p>
              </table:table-cell>
              <table:table-cell office:value-type="float" office:value="135">
                <text:p>135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52.365767624793">
                <text:p>152.365767624793</text:p>
              </table:table-cell>
              <table:table-cell office:value-type="float" office:value="112.2">
                <text:p>112.2</text:p>
              </table:table-cell>
              <table:table-cell office:value-type="float" office:value="72.0342323752068">
                <text:p>72.0342323752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24.92228566235">
                <text:p>124.92228566235</text:p>
              </table:table-cell>
              <table:table-cell office:value-type="float" office:value="111.3">
                <text:p>111.3</text:p>
              </table:table-cell>
              <table:table-cell office:value-type="float" office:value="97.67771433765">
                <text:p>97.67771433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162">
                <text:p>162</text:p>
              </table:table-cell>
              <table:table-cell office:value-type="float" office:value="130">
                <text:p>130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  <table:table-cell office:value-type="float" office:value="115">
                <text:p>115</text:p>
              </table:table-cell>
              <table:table-cell office:value-type="float" office:value="139.52295538268">
                <text:p>139.52295538268</text:p>
              </table:table-cell>
              <table:table-cell office:value-type="float" office:value="119.4">
                <text:p>119.4</text:p>
              </table:table-cell>
              <table:table-cell office:value-type="float" office:value="99.2770446173199">
                <text:p>99.2770446173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34">
                <text:p>134</text:p>
              </table:table-cell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  <table:table-cell office:value-type="float" office:value="141">
                <text:p>141</text:p>
              </table:table-cell>
              <table:table-cell office:value-type="float" office:value="99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104">
                <text:p>104</text:p>
              </table:table-cell>
              <table:table-cell office:value-type="float" office:value="128">
                <text:p>128</text:p>
              </table:table-cell>
              <table:table-cell office:value-type="float" office:value="140.316189421293">
                <text:p>140.316189421293</text:p>
              </table:table-cell>
              <table:table-cell office:value-type="float" office:value="121.4">
                <text:p>121.4</text:p>
              </table:table-cell>
              <table:table-cell office:value-type="float" office:value="102.483810578707">
                <text:p>102.483810578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44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7">
                <text:p>107</text:p>
              </table:table-cell>
              <table:table-cell office:value-type="float" office:value="143.76759389506">
                <text:p>143.76759389506</text:p>
              </table:table-cell>
              <table:table-cell office:value-type="float" office:value="120.4">
                <text:p>120.4</text:p>
              </table:table-cell>
              <table:table-cell office:value-type="float" office:value="97.03240610494">
                <text:p>97.03240610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155">
                <text:p>155</text:p>
              </table:table-cell>
              <table:table-cell office:value-type="float" office:value="136">
                <text:p>136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10">
                <text:p>110</text:p>
              </table:table-cell>
              <table:table-cell office:value-type="float" office:value="139.847849581822">
                <text:p>139.847849581822</text:p>
              </table:table-cell>
              <table:table-cell office:value-type="float" office:value="121.7">
                <text:p>121.7</text:p>
              </table:table-cell>
              <table:table-cell office:value-type="float" office:value="103.552150418178">
                <text:p>103.5521504181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">
                <text:p>95</text:p>
              </table:table-cell>
              <table:table-cell office:value-type="float" office:value="135">
                <text:p>135</text:p>
              </table:table-cell>
              <table:table-cell office:value-type="float" office:value="89">
                <text:p>89</text:p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  <table:table-cell office:value-type="float" office:value="128.864099568655">
                <text:p>128.864099568655</text:p>
              </table:table-cell>
              <table:table-cell office:value-type="float" office:value="113.5">
                <text:p>113.5</text:p>
              </table:table-cell>
              <table:table-cell office:value-type="float" office:value="98.1359004313446">
                <text:p>98.1359004313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7">
                <text:p>127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9.362707032706">
                <text:p>119.362707032706</text:p>
              </table:table-cell>
              <table:table-cell office:value-type="float" office:value="108">
                <text:p>108</text:p>
              </table:table-cell>
              <table:table-cell office:value-type="float" office:value="96.6372929672938">
                <text:p>96.6372929672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126">
                <text:p>126</text:p>
              </table:table-cell>
              <table:table-cell office:value-type="float" office:value="104">
                <text:p>104</text:p>
              </table:table-cell>
              <table:table-cell office:value-type="float" office:value="134">
                <text:p>134</text:p>
              </table:table-cell>
              <table:table-cell office:value-type="float" office:value="84">
                <text:p>84</text:p>
              </table:table-cell>
              <table:table-cell office:value-type="float" office:value="118">
                <text:p>118</text:p>
              </table:table-cell>
              <table:table-cell office:value-type="float" office:value="123.430382462645">
                <text:p>123.430382462645</text:p>
              </table:table-cell>
              <table:table-cell office:value-type="float" office:value="109.5">
                <text:p>109.5</text:p>
              </table:table-cell>
              <table:table-cell office:value-type="float" office:value="95.5696175373554">
                <text:p>95.5696175373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165">
                <text:p>165</text:p>
              </table:table-cell>
              <table:table-cell office:value-type="float" office:value="95">
                <text:p>95</text:p>
              </table:table-cell>
              <table:table-cell office:value-type="float" office:value="119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39.55271115615">
                <text:p>139.55271115615</text:p>
              </table:table-cell>
              <table:table-cell office:value-type="float" office:value="97.8">
                <text:p>97.8</text:p>
              </table:table-cell>
              <table:table-cell office:value-type="float" office:value="56.04728884385">
                <text:p>56.04728884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">
                <text:p>117</text:p>
              </table:table-cell>
              <table:table-cell office:value-type="float" office:value="92">
                <text:p>92</text:p>
              </table:table-cell>
              <table:table-cell office:value-type="float" office:value="121">
                <text:p>121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06">
                <text:p>106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31">
                <text:p>131</text:p>
              </table:table-cell>
              <table:table-cell office:value-type="float" office:value="125.489318459819">
                <text:p>125.489318459819</text:p>
              </table:table-cell>
              <table:table-cell office:value-type="float" office:value="112.7">
                <text:p>112.7</text:p>
              </table:table-cell>
              <table:table-cell office:value-type="float" office:value="99.910681540181">
                <text:p>99.910681540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  <table:table-cell office:value-type="float" office:value="134">
                <text:p>134</text:p>
              </table:table-cell>
              <table:table-cell office:value-type="float" office:value="110">
                <text:p>110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2">
                <text:p>152</text:p>
              </table:table-cell>
              <table:table-cell office:value-type="float" office:value="92">
                <text:p>92</text:p>
              </table:table-cell>
              <table:table-cell office:value-type="float" office:value="128">
                <text:p>128</text:p>
              </table:table-cell>
              <table:table-cell office:value-type="float" office:value="92">
                <text:p>92</text:p>
              </table:table-cell>
              <table:table-cell office:value-type="float" office:value="149.258269086029">
                <text:p>149.258269086029</text:p>
              </table:table-cell>
              <table:table-cell office:value-type="float" office:value="127.1">
                <text:p>127.1</text:p>
              </table:table-cell>
              <table:table-cell office:value-type="float" office:value="104.941730913971">
                <text:p>104.941730913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  <table:table-cell office:value-type="float" office:value="124">
                <text:p>124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135.024688549837">
                <text:p>135.024688549837</text:p>
              </table:table-cell>
              <table:table-cell office:value-type="float" office:value="114.4">
                <text:p>114.4</text:p>
              </table:table-cell>
              <table:table-cell office:value-type="float" office:value="93.775311450163">
                <text:p>93.775311450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98">
                <text:p>98</text:p>
              </table:table-cell>
              <table:table-cell office:value-type="float" office:value="111">
                <text:p>111</text:p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  <table:table-cell office:value-type="float" office:value="131">
                <text:p>131</text:p>
              </table:table-cell>
              <table:table-cell office:value-type="float" office:value="125.726321736544">
                <text:p>125.726321736544</text:p>
              </table:table-cell>
              <table:table-cell office:value-type="float" office:value="110.2">
                <text:p>110.2</text:p>
              </table:table-cell>
              <table:table-cell office:value-type="float" office:value="94.6736782634564">
                <text:p>94.67367826345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126">
                <text:p>126</text:p>
              </table:table-cell>
              <table:table-cell office:value-type="float" office:value="114">
                <text:p>114</text:p>
              </table:table-cell>
              <table:table-cell office:value-type="float" office:value="131">
                <text:p>131</text:p>
              </table:table-cell>
              <table:table-cell office:value-type="float" office:value="106">
                <text:p>106</text:p>
              </table:table-cell>
              <table:table-cell office:value-type="float" office:value="118">
                <text:p>118</text:p>
              </table:table-cell>
              <table:table-cell office:value-type="float" office:value="159">
                <text:p>159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  <table:table-cell office:value-type="float" office:value="135.529090418118">
                <text:p>135.529090418118</text:p>
              </table:table-cell>
              <table:table-cell office:value-type="float" office:value="117.2">
                <text:p>117.2</text:p>
              </table:table-cell>
              <table:table-cell office:value-type="float" office:value="98.8709095818817">
                <text:p>98.8709095818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20.244362443345">
                <text:p>120.244362443345</text:p>
              </table:table-cell>
              <table:table-cell office:value-type="float" office:value="108.2">
                <text:p>108.2</text:p>
              </table:table-cell>
              <table:table-cell office:value-type="float" office:value="96.1556375566547">
                <text:p>96.15563755665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">
                <text:p>103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64">
                <text:p>164</text:p>
              </table:table-cell>
              <table:table-cell office:value-type="float" office:value="131">
                <text:p>131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36">
                <text:p>36</text:p>
              </table:table-cell>
              <table:table-cell office:value-type="float" office:value="146.159546974522">
                <text:p>146.159546974522</text:p>
              </table:table-cell>
              <table:table-cell office:value-type="float" office:value="113">
                <text:p>113</text:p>
              </table:table-cell>
              <table:table-cell office:value-type="float" office:value="79.8404530254776">
                <text:p>79.8404530254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">
                <text:p>164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136">
                <text:p>136</text:p>
              </table:table-cell>
              <table:table-cell office:value-type="float" office:value="112">
                <text:p>112</text:p>
              </table:table-cell>
              <table:table-cell office:value-type="float" office:value="97">
                <text:p>97</text:p>
              </table:table-cell>
              <table:table-cell office:value-type="float" office:value="121">
                <text:p>121</text:p>
              </table:table-cell>
              <table:table-cell office:value-type="float" office:value="103">
                <text:p>103</text:p>
              </table:table-cell>
              <table:table-cell office:value-type="float" office:value="148">
                <text:p>148</text:p>
              </table:table-cell>
              <table:table-cell office:value-type="float" office:value="98">
                <text:p>98</text:p>
              </table:table-cell>
              <table:table-cell office:value-type="float" office:value="141.716384471973">
                <text:p>141.716384471973</text:p>
              </table:table-cell>
              <table:table-cell office:value-type="float" office:value="117.6">
                <text:p>117.6</text:p>
              </table:table-cell>
              <table:table-cell office:value-type="float" office:value="93.4836155280274">
                <text:p>93.4836155280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">
                <text:p>133</text:p>
              </table:table-cell>
              <table:table-cell office:value-type="float" office:value="116">
                <text:p>116</text:p>
              </table:table-cell>
              <table:table-cell office:value-type="float" office:value="134">
                <text:p>134</text:p>
              </table:table-cell>
              <table:table-cell office:value-type="float" office:value="96">
                <text:p>96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  <table:table-cell office:value-type="float" office:value="131.536682791688">
                <text:p>131.536682791688</text:p>
              </table:table-cell>
              <table:table-cell office:value-type="float" office:value="118.1">
                <text:p>118.1</text:p>
              </table:table-cell>
              <table:table-cell office:value-type="float" office:value="104.663317208312">
                <text:p>104.663317208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04">
                <text:p>104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  <table:table-cell office:value-type="float" office:value="116">
                <text:p>116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4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4.498888839502">
                <text:p>124.498888839502</text:p>
              </table:table-cell>
              <table:table-cell office:value-type="float" office:value="112">
                <text:p>112</text:p>
              </table:table-cell>
              <table:table-cell office:value-type="float" office:value="99.5011111604982">
                <text:p>99.5011111604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  <table:table-cell office:value-type="float" office:value="153">
                <text:p>153</text:p>
              </table:table-cell>
              <table:table-cell office:value-type="float" office:value="98">
                <text:p>98</text:p>
              </table:table-cell>
              <table:table-cell office:value-type="float" office:value="116">
                <text:p>116</text:p>
              </table:table-cell>
              <table:table-cell office:value-type="float" office:value="105">
                <text:p>10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5">
                <text:p>125</text:p>
              </table:table-cell>
              <table:table-cell office:value-type="float" office:value="139.028561942703">
                <text:p>139.028561942703</text:p>
              </table:table-cell>
              <table:table-cell office:value-type="float" office:value="121.1">
                <text:p>121.1</text:p>
              </table:table-cell>
              <table:table-cell office:value-type="float" office:value="103.171438057297">
                <text:p>103.1714380572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">
                <text:p>115</text:p>
              </table:table-cell>
              <table:table-cell office:value-type="float" office:value="149">
                <text:p>149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5">
                <text:p>115</text:p>
              </table:table-cell>
              <table:table-cell office:value-type="float" office:value="147">
                <text:p>147</text:p>
              </table:table-cell>
              <table:table-cell office:value-type="float" office:value="135.575304875026">
                <text:p>135.575304875026</text:p>
              </table:table-cell>
              <table:table-cell office:value-type="float" office:value="120.2">
                <text:p>120.2</text:p>
              </table:table-cell>
              <table:table-cell office:value-type="float" office:value="104.824695124974">
                <text:p>104.824695124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24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2">
                <text:p>122</text:p>
              </table:table-cell>
              <table:table-cell office:value-type="float" office:value="119.605981529879">
                <text:p>119.605981529879</text:p>
              </table:table-cell>
              <table:table-cell office:value-type="float" office:value="106.6">
                <text:p>106.6</text:p>
              </table:table-cell>
              <table:table-cell office:value-type="float" office:value="93.5940184701209">
                <text:p>93.5940184701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8">
                <text:p>138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146">
                <text:p>146</text:p>
              </table:table-cell>
              <table:table-cell office:value-type="float" office:value="94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  <table:table-cell office:value-type="float" office:value="123">
                <text:p>123</text:p>
              </table:table-cell>
              <table:table-cell office:value-type="float" office:value="91">
                <text:p>91</text:p>
              </table:table-cell>
              <table:table-cell office:value-type="float" office:value="128.602049520483">
                <text:p>128.602049520483</text:p>
              </table:table-cell>
              <table:table-cell office:value-type="float" office:value="108">
                <text:p>108</text:p>
              </table:table-cell>
              <table:table-cell office:value-type="float" office:value="87.3979504795167">
                <text:p>87.39795047951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16">
                <text:p>116</text:p>
              </table:table-cell>
              <table:table-cell office:value-type="float" office:value="107">
                <text:p>107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28.769721252999">
                <text:p>128.769721252999</text:p>
              </table:table-cell>
              <table:table-cell office:value-type="float" office:value="114.4">
                <text:p>114.4</text:p>
              </table:table-cell>
              <table:table-cell office:value-type="float" office:value="100.030278747001">
                <text:p>100.030278747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41">
                <text:p>141</text:p>
              </table:table-cell>
              <table:table-cell office:value-type="float" office:value="130">
                <text:p>130</text:p>
              </table:table-cell>
              <table:table-cell office:value-type="float" office:value="102">
                <text:p>102</text:p>
              </table:table-cell>
              <table:table-cell office:value-type="float" office:value="91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19">
                <text:p>119</text:p>
              </table:table-cell>
              <table:table-cell office:value-type="float" office:value="129.060052652812">
                <text:p>129.060052652812</text:p>
              </table:table-cell>
              <table:table-cell office:value-type="float" office:value="112.6">
                <text:p>112.6</text:p>
              </table:table-cell>
              <table:table-cell office:value-type="float" office:value="96.1399473471883">
                <text:p>96.1399473471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1">
                <text:p>111</text:p>
              </table:table-cell>
              <table:table-cell office:value-type="float" office:value="164">
                <text:p>164</text:p>
              </table:table-cell>
              <table:table-cell office:value-type="float" office:value="95">
                <text:p>95</text:p>
              </table:table-cell>
              <table:table-cell office:value-type="float" office:value="106">
                <text:p>106</text:p>
              </table:table-cell>
              <table:table-cell office:value-type="float" office:value="188">
                <text:p>188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05">
                <text:p>105</text:p>
              </table:table-cell>
              <table:table-cell office:value-type="float" office:value="152.315705996863">
                <text:p>152.315705996863</text:p>
              </table:table-cell>
              <table:table-cell office:value-type="float" office:value="122.1">
                <text:p>122.1</text:p>
              </table:table-cell>
              <table:table-cell office:value-type="float" office:value="91.8842940031366">
                <text:p>91.88429400313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">
                <text:p>144</text:p>
              </table:table-cell>
              <table:table-cell office:value-type="float" office:value="92">
                <text:p>92</text:p>
              </table:table-cell>
              <table:table-cell office:value-type="float" office:value="155">
                <text:p>155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43.768541600753">
                <text:p>143.768541600753</text:p>
              </table:table-cell>
              <table:table-cell office:value-type="float" office:value="117.1">
                <text:p>117.1</text:p>
              </table:table-cell>
              <table:table-cell office:value-type="float" office:value="90.4314583992467">
                <text:p>90.43145839924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">
                <text:p>102</text:p>
              </table:table-cell>
              <table:table-cell office:value-type="float" office:value="110">
                <text:p>11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35">
                <text:p>135</text:p>
              </table:table-cell>
              <table:table-cell office:value-type="float" office:value="139">
                <text:p>139</text:p>
              </table:table-cell>
              <table:table-cell office:value-type="float" office:value="111">
                <text:p>111</text:p>
              </table:table-cell>
              <table:table-cell office:value-type="float" office:value="135.611395495253">
                <text:p>135.611395495253</text:p>
              </table:table-cell>
              <table:table-cell office:value-type="float" office:value="120.2">
                <text:p>120.2</text:p>
              </table:table-cell>
              <table:table-cell office:value-type="float" office:value="104.788604504747">
                <text:p>104.7886045047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">
                <text:p>102</text:p>
              </table:table-cell>
              <table:table-cell office:value-type="float" office:value="89">
                <text:p>89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134">
                <text:p>134</text:p>
              </table:table-cell>
              <table:table-cell office:value-type="float" office:value="123">
                <text:p>123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  <table:table-cell office:value-type="float" office:value="127.961745927067">
                <text:p>127.961745927067</text:p>
              </table:table-cell>
              <table:table-cell office:value-type="float" office:value="113.4">
                <text:p>113.4</text:p>
              </table:table-cell>
              <table:table-cell office:value-type="float" office:value="98.8382540729333">
                <text:p>98.8382540729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">
                <text:p>113</text:p>
              </table:table-cell>
              <table:table-cell office:value-type="float" office:value="135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145">
                <text:p>145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  <table:table-cell office:value-type="float" office:value="137">
                <text:p>137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37.377629181388">
                <text:p>137.377629181388</text:p>
              </table:table-cell>
              <table:table-cell office:value-type="float" office:value="124.5">
                <text:p>124.5</text:p>
              </table:table-cell>
              <table:table-cell office:value-type="float" office:value="111.622370818612">
                <text:p>111.6223708186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32">
                <text:p>32</text:p>
              </table:table-cell>
              <table:table-cell office:value-type="float" office:value="146">
                <text:p>146</text:p>
              </table:table-cell>
              <table:table-cell office:value-type="float" office:value="101">
                <text:p>101</text:p>
              </table:table-cell>
              <table:table-cell office:value-type="float" office:value="140.012475941776">
                <text:p>140.012475941776</text:p>
              </table:table-cell>
              <table:table-cell office:value-type="float" office:value="107.9">
                <text:p>107.9</text:p>
              </table:table-cell>
              <table:table-cell office:value-type="float" office:value="75.7875240582245">
                <text:p>75.78752405822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8">
                <text:p>188</text:p>
              </table:table-cell>
              <table:table-cell office:value-type="float" office:value="119">
                <text:p>119</text:p>
              </table:table-cell>
              <table:table-cell office:value-type="float" office:value="103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15">
                <text:p>115</text:p>
              </table:table-cell>
              <table:table-cell office:value-type="float" office:value="96">
                <text:p>96</text:p>
              </table:table-cell>
              <table:table-cell office:value-type="float" office:value="141">
                <text:p>141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147.842119029092">
                <text:p>147.842119029092</text:p>
              </table:table-cell>
              <table:table-cell office:value-type="float" office:value="120.9">
                <text:p>120.9</text:p>
              </table:table-cell>
              <table:table-cell office:value-type="float" office:value="93.9578809709077">
                <text:p>93.9578809709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09">
                <text:p>109</text:p>
              </table:table-cell>
              <table:table-cell office:value-type="float" office:value="86">
                <text:p>86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39">
                <text:p>139</text:p>
              </table:table-cell>
              <table:table-cell office:value-type="float" office:value="92">
                <text:p>92</text:p>
              </table:table-cell>
              <table:table-cell office:value-type="float" office:value="120.019978864719">
                <text:p>120.019978864719</text:p>
              </table:table-cell>
              <table:table-cell office:value-type="float" office:value="105.3">
                <text:p>105.3</text:p>
              </table:table-cell>
              <table:table-cell office:value-type="float" office:value="90.5800211352809">
                <text:p>90.5800211352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  <table:table-cell office:value-type="float" office:value="86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53">
                <text:p>153</text:p>
              </table:table-cell>
              <table:table-cell office:value-type="float" office:value="95">
                <text:p>95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130.291335767192">
                <text:p>130.291335767192</text:p>
              </table:table-cell>
              <table:table-cell office:value-type="float" office:value="109.2">
                <text:p>109.2</text:p>
              </table:table-cell>
              <table:table-cell office:value-type="float" office:value="88.1086642328077">
                <text:p>88.10866423280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